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It wasn't me" svg:font-family="'It wasn't me'" style:font-pitch="variable"/>
    <style:font-face style:name="Junkyard" svg:font-family="Junkyard" style:font-pitch="variable"/>
    <style:font-face style:name="Penguin Attack" svg:font-family="'Penguin Attack'" style:font-pitch="variable"/>
    <style:font-face style:name="Swift" svg:font-family="Swift" style:font-pitch="variable"/>
    <style:font-face style:name="Wargames" svg:font-family="Wargames"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fo:font-style="normal" style:text-underline-style="solid" style:text-underline-width="auto" style:text-underline-color="font-color" fo:font-weight="bold" officeooo:rsid="0004495e" officeooo:paragraph-rsid="0004495e"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04495e" officeooo:paragraph-rsid="0004495e" style:font-size-asian="10.5pt" style:font-style-asian="normal" style:font-weight-asian="bold" style:font-size-complex="12pt" style:font-style-complex="normal" style:font-weight-complex="bold"/>
    </style:style>
    <style:style style:name="P3" style:family="paragraph" style:parent-style-name="Standard">
      <style:paragraph-properties fo:text-align="justify" style:justify-single-word="false"/>
      <style:text-properties style:font-name="DejaVu Sans" fo:font-size="12pt" fo:font-style="normal" style:text-underline-style="solid" style:text-underline-width="auto" style:text-underline-color="font-color" fo:font-weight="bold" officeooo:rsid="0004495e" officeooo:paragraph-rsid="0004495e"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normal" officeooo:rsid="000883fd" officeooo:paragraph-rsid="000883f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DejaVu Sans" fo:font-size="10pt" fo:font-style="normal" style:text-underline-style="solid" style:text-underline-width="auto" style:text-underline-color="font-color" fo:font-weight="bold" officeooo:rsid="000ae5fe" officeooo:paragraph-rsid="000ae5fe" style:font-size-asian="8.75pt" style:font-style-asian="normal" style:font-weight-asian="bold" style:font-size-complex="10pt" style:font-style-complex="normal" style:font-weight-complex="bold"/>
    </style:style>
    <style:style style:name="P6" style:family="paragraph" style:parent-style-name="Standard">
      <style:paragraph-properties fo:text-align="justify" style:justify-single-word="false"/>
      <style:text-properties style:font-name="DejaVu Sans" fo:font-size="10pt" fo:font-style="normal" style:text-underline-style="none" fo:font-weight="normal" officeooo:rsid="0004495e" officeooo:paragraph-rsid="0004495e"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font-name="DejaVu Sans" fo:font-size="10pt" fo:font-style="normal" style:text-underline-style="none" fo:font-weight="normal" officeooo:rsid="0004495e" officeooo:paragraph-rsid="00077527"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DejaVu Sans" fo:font-size="10pt" fo:font-style="normal" style:text-underline-style="none" fo:font-weight="normal" officeooo:rsid="00077527" officeooo:paragraph-rsid="00077527"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justify" style:justify-single-word="false"/>
      <style:text-properties style:font-name="DejaVu Sans" fo:font-size="10pt" fo:font-style="normal" style:text-underline-style="none" fo:font-weight="normal" officeooo:rsid="000883fd" officeooo:paragraph-rsid="000883fd"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font-name="DejaVu Sans" fo:font-size="10pt" fo:font-style="normal" style:text-underline-style="none" fo:font-weight="normal" officeooo:rsid="000a3491" officeooo:paragraph-rsid="000a3491"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style:font-name="DejaVu Sans" fo:font-size="10pt" fo:font-style="normal" style:text-underline-style="none" fo:font-weight="normal" officeooo:rsid="000ae5fe" officeooo:paragraph-rsid="000ae5fe"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fo:break-before="page"/>
      <style:text-properties style:font-name="DejaVu Sans" fo:font-size="12pt" fo:font-style="normal" style:text-underline-style="solid" style:text-underline-width="auto" style:text-underline-color="font-color" fo:font-weight="bold" officeooo:rsid="0004495e" officeooo:paragraph-rsid="0004495e" style:font-size-asian="10.5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fo:break-before="page"/>
      <style:text-properties style:font-name="DejaVu Sans" fo:font-size="12pt" fo:font-style="normal" style:text-underline-style="solid" style:text-underline-width="auto" style:text-underline-color="font-color" fo:font-weight="bold" officeooo:rsid="000883fd" officeooo:paragraph-rsid="000883fd"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fo:break-before="page"/>
      <style:text-properties style:font-name="DejaVu Sans" fo:font-size="12pt" fo:font-style="normal" style:text-underline-style="solid" style:text-underline-width="auto" style:text-underline-color="font-color" fo:font-weight="bold" officeooo:rsid="000ae5fe" officeooo:paragraph-rsid="000ae5fe" style:font-size-asian="12pt" style:font-style-asian="normal" style:font-weight-asian="bold" style:font-size-complex="12pt" style:font-style-complex="normal" style:font-weight-complex="bold"/>
    </style:style>
    <style:style style:name="T1" style:family="text">
      <style:text-properties officeooo:rsid="0005f097"/>
    </style:style>
    <style:style style:name="T2" style:family="text">
      <style:text-properties officeooo:rsid="000a3491"/>
    </style:style>
    <style:style style:name="T3" style:family="text">
      <style:text-properties officeooo:rsid="000c8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Annual Common Magazine 2016</text:p>
      <text:p text:style-name="P1"/>
      <text:p text:style-name="P12">About the magazine</text:p>
      <text:p text:style-name="P2"/>
      <text:p text:style-name="P6">Annual Common magazine is a free magazine which documents some projects of the commons, that is to say, a magazine which is focused on what people in the community enjoyed working on in their free time.</text:p>
      <text:p text:style-name="P6"/>
      <text:p text:style-name="P6">The magazine features the building and making of low-tech <text:s/>and crafts that people may be able to repeat at home and will be published every year, depending on it's success and maintainability.</text:p>
      <text:p text:style-name="P6"/>
      <text:p text:style-name="P6"/>
      <text:p text:style-name="P12">Voice Recognition</text:p>
      <text:p text:style-name="P3"/>
      <text:p text:style-name="P6">Voice recognition is built into many devices today, from Google's Android to Microsoft's Windows. Unfortunately many voice recognition algorithms are closed source and non-free. This means they cannot be studied, modified, and/or built upon by everyone who wishes to do so.</text:p>
      <text:p text:style-name="P6"/>
      <text:p text:style-name="P6">Voice recognition would be useful in the home, for home automation and as a general interface to a computer (including smart-phones and tablets).</text:p>
      <text:p text:style-name="P6"/>
      <text:p text:style-name="P7">There are few libre, <text:span text:style-name="T1">free</text:span> <text:span text:style-name="T1">and open source voice recognition programs or libraries for developers available to use. Amongst those, two which I found, looked promising. These were Julius [1] (written in the Java programming language) and CMU Sphinx [2]. Both can use data from the Voxforge project [3].</text:span></text:p>
      <text:p text:style-name="P7"/>
      <text:p text:style-name="P7"><text:span text:style-name="T1">The Voxforge project is (amongst other things) an acoustic model for Voice recognition engines. It, in turn, uses data from another project called LibriVox [4], which aims collaboratively to make free audiobooks from works in the public domain.</text:span></text:p>
      <text:p text:style-name="P7"/>
      <text:p text:style-name="P7"><text:span text:style-name="T1">Online, Julius seemed to get better reviews than CMU Sphinx, but although written in Java, didn't seem to have an Android port (Presumably an iPhone / iPad port would be even harder, as IOS uses objective C). CMU Sphinx didn't either, but CMU had a smaller version which could work on Android, presumably meant for embedded devices (as well as <text:s/>general purpose computers). This version, called pocketsphinx was written in the C programming language so looked ideal.</text:span></text:p>
      <text:p text:style-name="P8"/>
      <text:p text:style-name="P8">Testing on a machine running Trisquel GNU/Linux, using a piezoelectric computer microphone, and using the Voxforge model, <text:span text:style-name="T3">first attempts, the</text:span> results weren't brilliant. Upon further reading and investigation, I discovered that it was better to 'train' the Voice Recognition program with my own <text:soft-page-break/>Voice. Also, pocketsphinx used a dictionary of words, which could be narrowed down to potentially increase the likelihood of the right word being recognised depending on the application. The only downside of this is that reducing the dictionary means you have to use less words, though commands to control an computer application would work quite well. An application that I would consider writing in future therefore, is a voice activated recording device.</text:p>
      <text:p text:style-name="P8"/>
      <text:p text:style-name="P8">[1] http://julius.osdn.jp/en_index.php</text:p>
      <text:p text:style-name="P8">[2] http://cmusphinx.sourceforge.net/</text:p>
      <text:p text:style-name="P8">[3] http://www.voxforge.org/</text:p>
      <text:p text:style-name="P8">[4] <text:a xlink:type="simple" xlink:href="http://librivox.org/">http://librivox.org/</text:a></text:p>
      <text:p text:style-name="P8"/>
      <text:p text:style-name="P8"/>
      <text:p text:style-name="P13">3D Globe Modelling</text:p>
      <text:p text:style-name="P4"/>
      <text:p text:style-name="P9">Wouldn't it be both cool and useful to have a (potentially interactive) 3D model of earth which you could view either using a computer, or using a virtual reality headset which were all the Technology rage in 2015 (or so we were led to believe)? I think so. Which is why I spent time in that year looking at ways in which it could be achieved.</text:p>
      <text:p text:style-name="P9"/>
      <text:p text:style-name="P9">Google Earth does a pretty good job of modelling the globe, it's Street View project even gathered depth data which can be and has used to make a 3D scene, but alas, the data has a restrictive license.</text:p>
      <text:p text:style-name="P9"/>
      <text:p text:style-name="P9">So I started looking for other ways: The idea of the Virtual Terrain Project [1] is to allow you to use different open data sources to create a 3D form. It is an open source project but is rather difficult to compile from source, which is why I wrote a couple of shell scripts and a patch to assist [2] <text:span text:style-name="T3">the building of the program</text:span>.</text:p>
      <text:p text:style-name="P9"/>
      <text:p text:style-name="P9">When testing openstreetmap <text:span text:style-name="T2">[3]</text:span> data <text:span text:style-name="T2">(a collaborative project to create a free editable map of the world),</text:span> <text:span text:style-name="T2">using the program, it didn't seem to work, so at that point, I gave up after emailing the developers my files and experience.</text:span></text:p>
      <text:p text:style-name="P9"/>
      <text:p text:style-name="P9">[1] <text:a xlink:type="simple" xlink:href="http://vterrain.org/">http://vterrain.org/</text:a></text:p>
      <text:p text:style-name="P9">[2] NEED TO ADD.</text:p>
      <text:p text:style-name="P10">[3] <text:a xlink:type="simple" xlink:href="https://www.openstreetmap.org/">https://www.openstreetmap.org/</text:a></text:p>
      <text:p text:style-name="P10"/>
      <text:p text:style-name="P14">Currency</text:p>
      <text:p text:style-name="P5"/>
      <text:p text:style-name="P11">In recent years digital currencies have emerged which people can use to trade goods. To limit the amount of currency digitally 'printed', codes are broken and tokens (or money) awarded to whoever breaks a code.</text:p>
      <text:p text:style-name="P11"/>
      <text:p text:style-name="P11">This, at first seems like a perfectly good and logical idea, but here I will document my experiences of trying to “mine” a digital currency.</text:p>
      <text:p text:style-name="P11"/>
      <text:p text:style-name="P11">The leading digital currency, called Bitcoin originally used CPU (computer processing unit) power in order to break the codes. This then moved on to GPU (graphics processing unit) power, which could also be used for general purpose computing, then it moved onto FPGAs (field programmable gate arrays) and finally settled on ASICs (application specific integrated circuits). In order to stand any chance of competition (and chance of being successful mining) the latter has to be used. This means dedicated hardware just for the purpose of mining, hardware which uses real power, costing real money.</text:p>
      <text:p text:style-name="P11"/>
      <text:p text:style-name="P11">This apparently isn't a problem for another type of digital currency, called Litecoin, which uses different codes to make it easier for CPUs and GPUs to break, but there is a problem.</text:p>
      <text:p text:style-name="P11"/>
      <text:p text:style-name="P11">The chance of breaking a code on your own is variable. You may have the computer running for years and still never <text:s/>break a code. Likewise, someone may run the computer for days and be successful. To reduce the variability, and have a steady income, you need to join what is known as a pool. That either means, relying on a singular third party service which charge a fee to use the pool (no thanks!), or joining the only peer-to-peer pool available, appropriately named <text:span text:style-name="T3">P2Pool. If you use P2Pool, you have to have a computer that can break codes quickly, otherwise you earn nothing, and that's where the problem lies. Most computers do not break codes quickly enough on their own (not a high enough hash rate), that meant I got nothing and so I gave up on this idea.</text:span></text:p>
      <text:p text:style-name="P11"/>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It wasn't me" svg:font-family="'It wasn't me'" style:font-pitch="variable"/>
    <style:font-face style:name="Junkyard" svg:font-family="Junkyard" style:font-pitch="variable"/>
    <style:font-face style:name="Penguin Attack" svg:font-family="'Penguin Attack'" style:font-pitch="variable"/>
    <style:font-face style:name="Swift" svg:font-family="Swift" style:font-pitch="variable"/>
    <style:font-face style:name="Wargames" svg:font-family="Wargames"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7-31T08:06:37.664436972</meta:creation-date>
    <dc:date>2015-08-06T23:48:00.739052069</dc:date>
    <dc:creator>user </dc:creator>
    <meta:editing-duration>P6DT14H28M28S</meta:editing-duration>
    <meta:editing-cycles>3</meta:editing-cycles>
    <meta:generator>LibreOffice/4.2.8.2$Linux_x86 LibreOffice_project/420m0$Build-2</meta:generator>
    <meta:document-statistic meta:table-count="0" meta:image-count="0" meta:object-count="0" meta:page-count="7" meta:paragraph-count="29" meta:word-count="975" meta:character-count="5865" meta:non-whitespace-character-count="4916"/>
  </office:meta>
</office:document-meta>
</file>